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6.15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8" style:family="table-cell" style:parent-style-name="Default">
      <style:table-cell-properties fo:background-color="#5b277d"/>
    </style:style>
    <style:style style:name="ce4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ff0000"/>
      <style:text-properties fo:color="#000000"/>
    </style:style>
    <style:style style:name="ce13" style:family="table-cell" style:parent-style-name="Default">
      <style:table-cell-properties fo:background-color="#bf819e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DATA from SACOMAR</text:p>
          </table:table-cell>
          <table:table-cell table:number-columns-repeated="11"/>
          <table:table-cell office:value-type="string" calcext:value-type="string">
            <text:p>Inverse reaction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(m3/mole/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(K)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(activation energy)</text:p>
          </table:table-cell>
          <table:table-cell office:value-type="string" calcext:value-type="string">
            <text:p>C3 (coeff A)</text:p>
          </table:table-cell>
          <table:table-cell office:value-type="string" calcext:value-type="string">
            <text:p>C4 (exponent)</text:p>
          </table:table-cell>
          <table:table-cell office:value-type="string" calcext:value-type="string">
            <text:p>C5 (reaction energy → positive exotermic)</text:p>
          </table:table-cell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C2(activation energy)</text:p>
          </table:table-cell>
          <table:table-cell office:value-type="string" calcext:value-type="string">
            <text:p>C3 (coeff A)</text:p>
          </table:table-cell>
          <table:table-cell office:value-type="string" calcext:value-type="string">
            <text:p>C4 (exponent)</text:p>
          </table:table-cell>
          <table:table-cell office:value-type="string" calcext:value-type="string">
            <text:p>C5 (reaction energy → positive exotermic)</text:p>
          </table:table-cell>
        </table:table-row>
        <table:table-row table:style-name="ro1">
          <table:table-cell office:value-type="float" office:value="6900000000000000" calcext:value-type="float">
            <text:p>6,90E+15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3]*1.38E-023" office:value-type="float" office:value="8.73195E-019" calcext:value-type="float">
            <text:p>8,73195E-19</text:p>
          </table:table-cell>
          <table:table-cell table:formula="of:=[.A3]/6.022E+023" office:value-type="float" office:value="0.00000001145798737961" calcext:value-type="float">
            <text:p>1,14579873796081E-08</text:p>
          </table:table-cell>
          <table:table-cell table:formula="of:=[.B3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mol → CO + O +mol (TEST)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float" office:value="1.4E+016" calcext:value-type="float">
            <text:p>1,40E+16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4]*1.38E-023" office:value-type="float" office:value="8.73195E-019" calcext:value-type="float">
            <text:p>8,73195E-19</text:p>
          </table:table-cell>
          <table:table-cell table:formula="of:=[.A4]/6.022E+023" office:value-type="float" office:value="0.00000002324809033544" calcext:value-type="float">
            <text:p>2,32480903354367E-08</text:p>
          </table:table-cell>
          <table:table-cell table:formula="of:=[.B4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at → CO + O +at (TEST)</text:p>
          </table:table-cell>
          <table:table-cell table:number-columns-repeated="6"/>
        </table:table-row>
        <table:table-row table:style-name="ro1">
          <table:table-cell office:value-type="float" office:value="7000000000000000" calcext:value-type="float">
            <text:p>7,00E+15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1.38E-023" office:value-type="float" office:value="1.56216E-018" calcext:value-type="float">
            <text:p>1,56216E-18</text:p>
          </table:table-cell>
          <table:table-cell table:formula="of:=[.A5]/6.022E+023" office:value-type="float" office:value="0.00000001162404516772" calcext:value-type="float">
            <text:p>1,16240451677184E-08</text:p>
          </table:table-cell>
          <table:table-cell table:formula="of:=[.B5]" office:value-type="float" office:value="-1.6" calcext:value-type="float">
            <text:p>-1,6</text:p>
          </table:table-cell>
          <table:table-cell table:formula="of:=-[.F5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2 +mol → N +N +mol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E+016" calcext:value-type="float">
            <text:p>3,00E+16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6]*1.38E-023" office:value-type="float" office:value="1.56216E-018" calcext:value-type="float">
            <text:p>1,56216E-18</text:p>
          </table:table-cell>
          <table:table-cell table:formula="of:=[.A6]/6.022E+023" office:value-type="float" office:value="0.00000004981733643308" calcext:value-type="float">
            <text:p>4,98173364330787E-08</text:p>
          </table:table-cell>
          <table:table-cell table:formula="of:=[.B6]" office:value-type="float" office:value="-1.6" calcext:value-type="float">
            <text:p>-1,6</text:p>
          </table:table-cell>
          <table:table-cell table:formula="of:=-[.F6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2 + at → N +N +at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53000000" calcext:value-type="float">
            <text:p>2,53E+08</text:p>
          </table:table-cell>
          <table:table-cell office:value-type="float" office:value="0" calcext:value-type="float">
            <text:p>0</text:p>
          </table:table-cell>
          <table:table-cell office:value-type="float" office:value="71000" calcext:value-type="float">
            <text:p>71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*1.38E-023" office:value-type="float" office:value="9.798E-019" calcext:value-type="float">
            <text:p>9,798E-19</text:p>
          </table:table-cell>
          <table:table-cell table:formula="of:=[.A7]/6.022E+023" office:value-type="float" office:value="4.20126203918964E-016" calcext:value-type="float">
            <text:p>4,20126203918964E-16</text:p>
          </table:table-cell>
          <table:table-cell table:formula="of:=[.B7]" office:value-type="float" office:value="0" calcext:value-type="float">
            <text:p>0</text:p>
          </table:table-cell>
          <table:table-cell table:formula="of:=-[.F7]" office:value-type="float" office:value="-9.798E-019" calcext:value-type="float">
            <text:p>-9,798E-19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CN + M → C + N + M (slow)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5000000000" calcext:value-type="float">
            <text:p>5,00E+09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1.38E-023" office:value-type="float" office:value="1.0419E-018" calcext:value-type="float">
            <text:p>1,0419E-18</text:p>
          </table:table-cell>
          <table:table-cell table:formula="of:=[.A8]/6.022E+023" office:value-type="float" office:value="8.30288940551312E-015" calcext:value-type="float">
            <text:p>8,30288940551312E-15</text:p>
          </table:table-cell>
          <table:table-cell table:formula="of:=[.B8]" office:value-type="float" office:value="0" calcext:value-type="float">
            <text:p>0</text:p>
          </table:table-cell>
          <table:table-cell table:formula="of:=-[.F8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O + mol → N + O + mol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10000000000" calcext:value-type="float">
            <text:p>1,10E+11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1.38E-023" office:value-type="float" office:value="1.0419E-018" calcext:value-type="float">
            <text:p>1,0419E-18</text:p>
          </table:table-cell>
          <table:table-cell table:formula="of:=[.A9]/6.022E+023" office:value-type="float" office:value="0.00000000000018266357" calcext:value-type="float">
            <text:p>1,82663566921289E-13</text:p>
          </table:table-cell>
          <table:table-cell table:formula="of:=[.B9]" office:value-type="float" office:value="0" calcext:value-type="float">
            <text:p>0</text:p>
          </table:table-cell>
          <table:table-cell table:formula="of:=-[.F9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table:style-name="ce4" office:value-type="string" calcext:value-type="string">
            <text:p>NO + at → N + O + at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63000000000" calcext:value-type="float">
            <text:p>6,30E+10</text:p>
          </table:table-cell>
          <table:table-cell office:value-type="float" office:value="-0.5" calcext:value-type="float">
            <text:p>-0,5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table:formula="of:=[.C10]*1.38E-023" office:value-type="float" office:value="3.312E-019" calcext:value-type="float">
            <text:p>3,312E-19</text:p>
          </table:table-cell>
          <table:table-cell table:formula="of:=[.A10]/6.022E+023" office:value-type="float" office:value="0.00000000000010461641" calcext:value-type="float">
            <text:p>1,04616406509465E-13</text:p>
          </table:table-cell>
          <table:table-cell table:formula="of:=[.B10]" office:value-type="float" office:value="-0.5" calcext:value-type="float">
            <text:p>-0,5</text:p>
          </table:table-cell>
          <table:table-cell table:formula="of:=-[.F10]" office:value-type="float" office:value="-3.312E-019" calcext:value-type="float">
            <text:p>-3,312E-19</text:p>
          </table:table-cell>
          <table:table-cell office:value-type="string" calcext:value-type="string">
            <text:p>D</text:p>
          </table:table-cell>
          <table:table-cell table:style-name="ce6" office:value-type="string" calcext:value-type="string">
            <text:p>NCO + M → CO +N + M</text:p>
          </table:table-cell>
          <table:table-cell table:number-columns-repeated="6"/>
        </table:table-row>
        <table:table-row table:style-name="ro1">
          <table:table-cell office:value-type="float" office:value="52400000" calcext:value-type="float">
            <text:p>5,24E+07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1]*1.38E-023" office:value-type="float" office:value="3.1188E-019" calcext:value-type="float">
            <text:p>3,1188E-19</text:p>
          </table:table-cell>
          <table:table-cell table:formula="of:=[.A11]/6.022E+023" office:value-type="float" office:value="8.70142809697775E-017" calcext:value-type="float">
            <text:p>8,70142809697775E-17</text:p>
          </table:table-cell>
          <table:table-cell table:formula="of:=[.B11]" office:value-type="float" office:value="0" calcext:value-type="float">
            <text:p>0</text:p>
          </table:table-cell>
          <table:table-cell table:formula="of:=-[.F11]" office:value-type="float" office:value="-3.1188E-019" calcext:value-type="float">
            <text:p>-3,1188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 + N2 → CN + N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50000000" calcext:value-type="float">
            <text:p>5,00E+07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2]*1.38E-023" office:value-type="float" office:value="1.794E-019" calcext:value-type="float">
            <text:p>1,794E-19</text:p>
          </table:table-cell>
          <table:table-cell table:formula="of:=[.A12]/6.022E+023" office:value-type="float" office:value="8.30288940551312E-017" calcext:value-type="float">
            <text:p>8,30288940551312E-17</text:p>
          </table:table-cell>
          <table:table-cell table:formula="of:=[.B12]" office:value-type="float" office:value="0" calcext:value-type="float">
            <text:p>0</text:p>
          </table:table-cell>
          <table:table-cell table:formula="of:=-[.F12]" office:value-type="float" office:value="-1.794E-019" calcext:value-type="float">
            <text:p>-1,794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N +C → C2 + N (add C2)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000000" calcext:value-type="float">
            <text:p>1,50E+07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1.38E-023" office:value-type="float" office:value="2.898E-019" calcext:value-type="float">
            <text:p>2,898E-19</text:p>
          </table:table-cell>
          <table:table-cell table:formula="of:=[.A13]/6.022E+023" office:value-type="float" office:value="2.49086682165394E-017" calcext:value-type="float">
            <text:p>2,49086682165394E-17</text:p>
          </table:table-cell>
          <table:table-cell table:formula="of:=[.B13]" office:value-type="float" office:value="0" calcext:value-type="float">
            <text:p>0</text:p>
          </table:table-cell>
          <table:table-cell table:style-name="ce8" table:formula="of:=-[.F13]" office:value-type="float" office:value="-2.898E-019" calcext:value-type="float">
            <text:p>-2,898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2 + N2 → CN + CN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8400000" calcext:value-type="float">
            <text:p>8,40E+06</text:p>
          </table:table-cell>
          <table:table-cell office:value-type="float" office:value="0" calcext:value-type="float">
            <text:p>0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4]*1.38E-023" office:value-type="float" office:value="2.6841E-019" calcext:value-type="float">
            <text:p>2,6841E-19</text:p>
          </table:table-cell>
          <table:table-cell table:formula="of:=[.A14]/6.022E+023" office:value-type="float" office:value="1.3948854201262E-017" calcext:value-type="float">
            <text:p>1,3948854201262E-17</text:p>
          </table:table-cell>
          <table:table-cell table:formula="of:=[.B14]" office:value-type="float" office:value="0" calcext:value-type="float">
            <text:p>0</text:p>
          </table:table-cell>
          <table:table-cell table:formula="of:=-[.F14]" office:value-type="float" office:value="-2.6841E-019" calcext:value-type="float">
            <text:p>-2,6841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NO + O → N + O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E-020" calcext:value-type="float">
            <text:p>2,00E-20</text:p>
          </table:table-cell>
          <table:table-cell table:style-name="ce1" office:value-type="string" calcext:value-type="string">
            <text:p>4.0E-015</text:p>
          </table:table-cell>
          <table:table-cell office:value-type="float" office:value="-0.39" calcext:value-type="float">
            <text:p>-0,39</text:p>
          </table:table-cell>
          <table:table-cell table:formula="of:=-[.I14]" office:value-type="float" office:value="2.6841E-019" calcext:value-type="float">
            <text:p>2,6841E-19</text:p>
          </table:table-cell>
        </table:table-row>
        <table:table-row table:style-name="ro1">
          <table:table-cell office:value-type="float" office:value="640000000000" calcext:value-type="float">
            <text:p>6,40E+11</text:p>
          </table:table-cell>
          <table:table-cell office:value-type="float" office:value="-1" calcext:value-type="float">
            <text:p>-1</text:p>
          </table:table-cell>
          <table:table-cell office:value-type="float" office:value="38370" calcext:value-type="float">
            <text:p>383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5]*1.38E-023" office:value-type="float" office:value="5.29506E-019" calcext:value-type="float">
            <text:p>5,29506E-19</text:p>
          </table:table-cell>
          <table:table-cell table:formula="of:=[.A15]/6.022E+023" office:value-type="float" office:value="0.00000000000106276984" calcext:value-type="float">
            <text:p>1,06276984390568E-12</text:p>
          </table:table-cell>
          <table:table-cell table:formula="of:=[.B15]" office:value-type="float" office:value="-1" calcext:value-type="float">
            <text:p>-1</text:p>
          </table:table-cell>
          <table:table-cell table:formula="of:=-[.F15]" office:value-type="float" office:value="-5.29506E-019" calcext:value-type="float">
            <text:p>-5,29506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N2 + O → NO + 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E-020" calcext:value-type="float">
            <text:p>2,00E-20</text:p>
          </table:table-cell>
          <table:table-cell table:style-name="ce1" office:value-type="float" office:value="5E-016" calcext:value-type="float">
            <text:p>5,00E-16</text:p>
          </table:table-cell>
          <table:table-cell office:value-type="float" office:value="-0.35" calcext:value-type="float">
            <text:p>-0,35</text:p>
          </table:table-cell>
          <table:table-cell table:formula="of:=-[.I15]" office:value-type="float" office:value="5.29506E-019" calcext:value-type="float">
            <text:p>5,29506E-19</text:p>
          </table:table-cell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38600" calcext:value-type="float">
            <text:p>38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6]*1.38E-023" office:value-type="float" office:value="5.3268E-019" calcext:value-type="float">
            <text:p>5,3268E-19</text:p>
          </table:table-cell>
          <table:table-cell table:formula="of:=[.A16]/6.022E+023" office:value-type="float" office:value="1.66057788110262E-016" calcext:value-type="float">
            <text:p>1,66057788110262E-16</text:p>
          </table:table-cell>
          <table:table-cell table:formula="of:=[.B16]" office:value-type="float" office:value="0" calcext:value-type="float">
            <text:p>0</text:p>
          </table:table-cell>
          <table:table-cell table:formula="of:=-[.F16]" office:value-type="float" office:value="-5.3268E-019" calcext:value-type="float">
            <text:p>-5,3268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O + N → CN + 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6000000" calcext:value-type="float">
            <text:p>1,60E+07</text:p>
          </table:table-cell>
          <table:table-cell office:value-type="float" office:value="0.1" calcext:value-type="float">
            <text:p>0,1</text:p>
          </table:table-cell>
          <table:table-cell office:value-type="float" office:value="14600" calcext:value-type="float">
            <text:p>146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7]*1.38E-023" office:value-type="float" office:value="2.0148E-019" calcext:value-type="float">
            <text:p>2,0148E-19</text:p>
          </table:table-cell>
          <table:table-cell table:formula="of:=[.A17]/6.022E+023" office:value-type="float" office:value="2.6569246097642E-017" calcext:value-type="float">
            <text:p>2,6569246097642E-17</text:p>
          </table:table-cell>
          <table:table-cell table:formula="of:=[.B17]" office:value-type="float" office:value="0.1" calcext:value-type="float">
            <text:p>0,1</text:p>
          </table:table-cell>
          <table:table-cell table:formula="of:=-[.F17]" office:value-type="float" office:value="-2.0148E-019" calcext:value-type="float">
            <text:p>-2,0148E-19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CN + O → NO + C (remove <text:s/>CN)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6600000" calcext:value-type="float">
            <text:p>6,60E+06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2"/>
          <table:table-cell table:formula="of:=[.C18]*1.38E-023" office:value-type="float" office:value="-2.76E-021" calcext:value-type="float">
            <text:p>-2,76E-21</text:p>
          </table:table-cell>
          <table:table-cell table:formula="of:=[.A18]/6.022E+023" office:value-type="float" office:value="1.09598140152773E-017" calcext:value-type="float">
            <text:p>1,09598140152773E-17</text:p>
          </table:table-cell>
          <table:table-cell table:formula="of:=[.B18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N + O2 → NCO + O</text:p>
          </table:table-cell>
          <table:table-cell table:number-columns-repeated="6"/>
        </table:table-row>
        <table:table-row table:style-name="ro1">
          <table:table-cell office:value-type="float" office:value="400000000" calcext:value-type="float">
            <text:p>4,00E+08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table:number-columns-repeated="2"/>
          <table:table-cell table:formula="of:=[.C19]*1.38E-023" office:value-type="float" office:value="2.6496E-019" calcext:value-type="float">
            <text:p>2,6496E-19</text:p>
          </table:table-cell>
          <table:table-cell table:formula="of:=[.A19]/6.022E+023" office:value-type="float" office:value="6.6423115244105E-016" calcext:value-type="float">
            <text:p>6,6423115244105E-16</text:p>
          </table:table-cell>
          <table:table-cell table:formula="of:=[.B19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N + CO2 → NCO + O</text:p>
          </table:table-cell>
          <table:table-cell table:number-columns-repeated="6"/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21200" calcext:value-type="float">
            <text:p>21200</text:p>
          </table:table-cell>
          <table:table-cell table:number-columns-repeated="2"/>
          <table:table-cell table:formula="of:=[.C20]*1.38E-023" office:value-type="float" office:value="2.9256E-019" calcext:value-type="float">
            <text:p>2,9256E-19</text:p>
          </table:table-cell>
          <table:table-cell table:formula="of:=[.A20]/6.022E+023" office:value-type="float" office:value="1.66057788110262E-016" calcext:value-type="float">
            <text:p>1,66057788110262E-16</text:p>
          </table:table-cell>
          <table:table-cell table:formula="of:=[.B20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N + NO → NCO + N</text:p>
          </table:table-cell>
          <table:table-cell table:number-columns-repeated="6"/>
        </table:table-row>
        <table:table-row table:style-name="ro1">
          <table:table-cell office:value-type="float" office:value="380000000000" calcext:value-type="float">
            <text:p>3,80E+11</text:p>
          </table:table-cell>
          <table:table-cell office:value-type="float" office:value="-0.87" calcext:value-type="float">
            <text:p>-0,87</text:p>
          </table:table-cell>
          <table:table-cell office:value-type="float" office:value="51600" calcext:value-type="float">
            <text:p>51600</text:p>
          </table:table-cell>
          <table:table-cell table:number-columns-repeated="2"/>
          <table:table-cell table:formula="of:=[.C21]*1.38E-023" office:value-type="float" office:value="7.1208E-019" calcext:value-type="float">
            <text:p>7,1208E-19</text:p>
          </table:table-cell>
          <table:table-cell table:formula="of:=[.A21]/6.022E+023" office:value-type="float" office:value="0.00000000000063101959" calcext:value-type="float">
            <text:p>6,31019594818997E-13</text:p>
          </table:table-cell>
          <table:table-cell table:formula="of:=[.B21]" office:value-type="float" office:value="-0.87" calcext:value-type="float">
            <text:p>-0,87</text:p>
          </table:table-cell>
          <table:table-cell/>
          <table:table-cell office:value-type="string" calcext:value-type="string">
            <text:p>E</text:p>
          </table:table-cell>
          <table:table-cell table:style-name="ce6" office:value-type="string" calcext:value-type="string">
            <text:p>CO + NO → NCO + O</text:p>
          </table:table-cell>
          <table:table-cell table:number-columns-repeated="6"/>
        </table:table-row>
        <table:table-row table:style-name="ro1">
          <table:table-cell office:value-type="float" office:value="15000000000" calcext:value-type="float">
            <text:p>1,50E+10</text:p>
          </table:table-cell>
          <table:table-cell office:value-type="float" office:value="-0.49" calcext:value-type="float">
            <text:p>-0,49</text:p>
          </table:table-cell>
          <table:table-cell office:value-type="float" office:value="65800" calcext:value-type="float">
            <text:p>65800</text:p>
          </table:table-cell>
          <table:table-cell table:number-columns-repeated="2"/>
          <table:table-cell table:formula="of:=[.C22]*1.38E-023" office:value-type="float" office:value="9.0804E-019" calcext:value-type="float">
            <text:p>9,0804E-19</text:p>
          </table:table-cell>
          <table:table-cell table:formula="of:=[.A22]/6.022E+023" office:value-type="float" office:value="0.00000000000002490867" calcext:value-type="float">
            <text:p>2,49086682165394E-14</text:p>
          </table:table-cell>
          <table:table-cell table:formula="of:=[.B22]" office:value-type="float" office:value="-0.49" calcext:value-type="float">
            <text:p>-0,49</text:p>
          </table:table-cell>
          <table:table-cell/>
          <table:table-cell office:value-type="string" calcext:value-type="string">
            <text:p>E</text:p>
          </table:table-cell>
          <table:table-cell table:style-name="ce7" office:value-type="string" calcext:value-type="string">
            <text:p>CN + CO → NCO + C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7"/>
          <table:table-cell table:style-name="ce4" office:value-type="string" calcext:value-type="string">
            <text:p>DONE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3" office:value-type="string" calcext:value-type="string">
            <text:p>Complete → necessary to implement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5" office:value-type="string" calcext:value-type="string">
            <text:p>Missing data → perhaps we can make it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7" office:value-type="string" calcext:value-type="string">
            <text:p>Impossible let’s give up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13" office:value-type="string" calcext:value-type="string">
            <text:p>Most important following Park journal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ce8" office:value-type="string" calcext:value-type="string">
            <text:p>not SUR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1:27:16.8860851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7:23:10.493734445</meta:creation-date>
    <meta:generator>LibreOffice/7.3.3.2$Linux_X86_64 LibreOffice_project/30$Build-2</meta:generator>
    <dc:date>2022-06-21T22:41:51.784733989</dc:date>
    <meta:editing-duration>PT1H59M40S</meta:editing-duration>
    <meta:editing-cycles>45</meta:editing-cycles>
    <meta:document-statistic meta:table-count="1" meta:cell-count="228" meta:object-count="0"/>
  </office:meta>
</office:document-meta>
</file>